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dd709" officeooo:paragraph-rsid="000dd709"/>
    </style:style>
    <style:style style:name="P2" style:family="paragraph" style:parent-style-name="Standard">
      <style:paragraph-properties fo:text-align="center" style:justify-single-word="false"/>
      <style:text-properties officeooo:rsid="000dd709" officeooo:paragraph-rsid="000dd709"/>
    </style:style>
    <style:style style:name="P3" style:family="paragraph" style:parent-style-name="Standard">
      <style:paragraph-properties fo:text-align="start" style:justify-single-word="false"/>
      <style:text-properties officeooo:paragraph-rsid="000dd709"/>
    </style:style>
    <style:style style:name="P4" style:family="paragraph" style:parent-style-name="Standard">
      <style:paragraph-properties fo:text-align="start" style:justify-single-word="false"/>
      <style:text-properties officeooo:rsid="000e1f3d" officeooo:paragraph-rsid="000e1f3d"/>
    </style:style>
    <style:style style:name="P5" style:family="paragraph" style:parent-style-name="Standard">
      <style:paragraph-properties fo:text-align="start" style:justify-single-word="false"/>
      <style:text-properties officeooo:rsid="000f6a3c" officeooo:paragraph-rsid="000f6a3c"/>
    </style:style>
    <style:style style:name="P6" style:family="paragraph" style:parent-style-name="Standard">
      <style:paragraph-properties fo:text-align="start" style:justify-single-word="false"/>
      <style:text-properties officeooo:rsid="001011e4" officeooo:paragraph-rsid="001011e4"/>
    </style:style>
    <style:style style:name="P7" style:family="paragraph" style:parent-style-name="Standard">
      <style:paragraph-properties fo:text-align="start" style:justify-single-word="false"/>
      <style:text-properties officeooo:rsid="0010af8b" officeooo:paragraph-rsid="0010af8b"/>
    </style:style>
    <style:style style:name="T1" style:family="text">
      <style:text-properties officeooo:rsid="000dd709"/>
    </style:style>
    <style:style style:name="T2" style:family="text">
      <style:text-properties officeooo:rsid="001011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RITING TEST 6</text:p>
      <text:p text:style-name="P2"/>
      <text:p text:style-name="P1">PART 1</text:p>
      <text:p text:style-name="P1"/>
      <text:p text:style-name="P3"><text:span text:style-name="T1">From:<text:tab/> </text:span><text:span text:style-name="T2">Jaime Lorenzo Sanchez</text:span></text:p>
      <text:p text:style-name="P1"/>
      <text:p text:style-name="P1">Subject:<text:tab/>New cooking club</text:p>
      <text:p text:style-name="P1"/>
      <text:p text:style-name="P1">Hi</text:p>
      <text:p text:style-name="P1"/>
      <text:p text:style-name="P1">I had read your email and I think that you had a great idea. About your question about if I’ve cooked much before, I must recognize that my answer is not. </text:p>
      <text:p text:style-name="P1"/>
      <text:p text:style-name="P3"><text:span text:style-name="T1">I had cook simple food, for example pasta dishes, but I hadn’t cook food with have greatest dificulty.</text:span></text:p>
      <text:p text:style-name="P3"/>
      <text:p text:style-name="P4">I think that would be better cook foods from English-speaking countries.</text:p>
      <text:p text:style-name="P4"/>
      <text:p text:style-name="P5">We should avoid spicy food because this type of food can sometimes cause stomach pains depending on the amount of spice used.</text:p>
      <text:p text:style-name="P5"/>
      <text:p text:style-name="P6">Best wishes,</text:p>
      <text:p text:style-name="P6">Jaime Lorenzo Sanchez</text:p>
      <text:p text:style-name="P1"/>
      <text:p text:style-name="P7">PART 2 – Question 3</text:p>
      <text:p text:style-name="P7"/>
      <text:p text:style-name="P7">My family and I discovered a cave in the forest and we all decided to go in. That cave was impressive and incredible. We found many different minerals that glowed in the dark as if it were the starry sky. <text:s/></text:p>
      <text:p text:style-name="P7"/>
      <text:p text:style-name="P7">We decided to take some as souvenirs. My mother took away a ruby, my father took away a emerald, my brother and my sister took away a diamond each one and I took away a sapphire.</text:p>
      <text:p text:style-name="P7"/>
      <text:p text:style-name="P7">Then, we went to our house. That discovery was incredible!</text:p>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10T19:33:03.621000000</meta:creation-date>
    <dc:date>2022-03-10T19:55:02.201000000</dc:date>
    <meta:editing-duration>PT21M59S</meta:editing-duration>
    <meta:editing-cycles>5</meta:editing-cycles>
    <meta:generator>LibreOffice/6.4.2.2$Windows_X86_64 LibreOffice_project/4e471d8c02c9c90f512f7f9ead8875b57fcb1ec3</meta:generator>
    <meta:document-statistic meta:table-count="0" meta:image-count="0" meta:object-count="0" meta:page-count="1" meta:paragraph-count="15" meta:word-count="191" meta:character-count="1023" meta:non-whitespace-character-count="842"/>
  </office:meta>
</office:document-meta>
</file>